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sicUpstart2(main)</text:p>
      <text:p text:style-name="P1"><text:tab/>* = $4000</text:p>
      <text:p text:style-name="P1"/>
      <text:p text:style-name="P1">.var temp = $c000</text:p>
      <text:p text:style-name="P1"/>
      <text:p text:style-name="P1">main:</text:p>
      <text:p text:style-name="P1"><text:tab/>lda #0</text:p>
      <text:p text:style-name="P1"><text:tab/>sta $df04</text:p>
      <text:p text:style-name="P1"><text:tab/>sta $df05</text:p>
      <text:p text:style-name="P1"><text:tab/>sta $df08</text:p>
      <text:p text:style-name="P1"><text:tab/>sta $df0a</text:p>
      <text:p text:style-name="P1"><text:tab/>lda #1</text:p>
      <text:p text:style-name="P1"><text:tab/>sta $df07</text:p>
      <text:p text:style-name="P1"/>
      <text:p text:style-name="P1"><text:tab/>lda #&lt;temp</text:p>
      <text:p text:style-name="P1"><text:tab/>sta $df02</text:p>
      <text:p text:style-name="P1"><text:tab/>lda #&gt;temp</text:p>
      <text:p text:style-name="P1"><text:tab/>sta $df03</text:p>
      <text:p text:style-name="P1"/>
      <text:p text:style-name="P1"><text:tab/>ldx #0</text:p>
      <text:p text:style-name="P1">loop1:</text:p>
      <text:p text:style-name="P1"><text:tab/>stx $df06</text:p>
      <text:p text:style-name="P1"><text:tab/>stx temp</text:p>
      <text:p text:style-name="P1"><text:tab/>lda #178</text:p>
      <text:p text:style-name="P1"><text:tab/>sta $df01</text:p>
      <text:p text:style-name="P1"><text:tab/>lda temp</text:p>
      <text:p text:style-name="P1"><text:tab/>sta temp+1,x</text:p>
      <text:p text:style-name="P1"><text:tab/>inx</text:p>
      <text:p text:style-name="P1"><text:tab/>bne loop1</text:p>
      <text:p text:style-name="P1"/>
      <text:p text:style-name="P1"><text:tab/>ldy #177</text:p>
      <text:p text:style-name="P1"><text:tab/>ldx #0</text:p>
      <text:p text:style-name="P1"><text:tab/>stx old</text:p>
      <text:p text:style-name="P1">loop2:</text:p>
      <text:p text:style-name="P1"><text:tab/>stx $df06</text:p>
      <text:p text:style-name="P1"><text:tab/>sty $df01</text:p>
      <text:p text:style-name="P1"><text:tab/>lda temp</text:p>
      <text:p text:style-name="P1"><text:tab/>cmp old</text:p>
      <text:p text:style-name="P1"><text:tab/>bcc next</text:p>
      <text:p text:style-name="P1"><text:tab/>sta old</text:p>
      <text:p text:style-name="P1"><text:tab/>inx</text:p>
      <text:p text:style-name="P1"><text:tab/>bne loop2</text:p>
      <text:p text:style-name="P1">next:</text:p>
      <text:p text:style-name="P1"><text:tab/>stx size</text:p>
      <text:p text:style-name="P1"><text:tab/>ldy #176</text:p>
      <text:p text:style-name="P1"><text:tab/>ldx #255</text:p>
      <text:p text:style-name="P1">loop3:</text:p>
      <text:p text:style-name="P1"><text:tab/>stx $df06</text:p>
      <text:p text:style-name="P1"><text:tab/>lda temp+1,x</text:p>
      <text:p text:style-name="P1"><text:tab/>sta temp</text:p>
      <text:p text:style-name="P1"><text:tab/>sty $df01</text:p>
      <text:p text:style-name="P1"><text:tab/>dex</text:p>
      <text:p text:style-name="P1"><text:tab/>cpx #255</text:p>
      <text:p text:style-name="P1"><text:tab/>bne loop3</text:p>
      <text:p text:style-name="P1"><text:tab/>lda size</text:p>
      <text:p text:style-name="P1"/>
      <text:p text:style-name="P1"><text:tab/>sta $0400</text:p>
      <text:p text:style-name="P1"><text:tab/>rts</text:p>
      <text:p text:style-name="P1"/>
      <text:p text:style-name="P1">old: <text:s/>.byte 0</text:p>
      <text:p text:style-name="P1">size: .byte 0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in" fo:margin-right="0.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7-29T14:45:04.719788316</dc:date>
    <meta:editing-duration>PT1M10S</meta:editing-duration>
    <meta:editing-cycles>1</meta:editing-cycles>
    <meta:generator>LibreOffice/25.2.4.3$Linux_X86_64 LibreOffice_project/520$Build-3</meta:generator>
    <meta:document-statistic meta:table-count="0" meta:image-count="0" meta:object-count="0" meta:page-count="1" meta:paragraph-count="54" meta:word-count="103" meta:character-count="494" meta:non-whitespace-character-count="399"/>
  </office:meta>
</office:document-meta>
</file>